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lgerian" svg:font-family="Algerian" style:font-family-generic="decorative" style:font-pitch="variable" svg:panose-1="4 2 7 5 4 10 2 6 7 2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var(--ff-mono)" svg:font-family="var(--ff-mono)" style:font-family-generic="roman" svg:panose-1="0 0 0 0 0 0 0 0 0 0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lgerian" fo:font-weight="bold" style:font-weight-asian="bold" style:font-weight-complex="bold" fo:font-size="28pt" style:font-size-asian="28pt" style:font-size-complex="28pt"/>
    </style:style>
    <style:style style:name="P2" style:parent-style-name="Normal" style:family="paragraph">
      <style:text-properties style:font-name="Algerian"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Book Antiqua"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Arial" style:font-name-complex="Arial" fo:color="#202124" fo:background-color="#FFFFFF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202124" fo:background-color="#FFFFFF"/>
    </style:style>
    <style:style style:name="T6" style:parent-style-name="DefaultParagraphFont" style:family="text">
      <style:text-properties style:font-name="Arial" style:font-name-complex="Arial" fo:color="#202124" fo:background-color="#FFFFFF"/>
    </style:style>
    <style:style style:name="P7" style:parent-style-name="Normal" style:family="paragraph">
      <style:text-properties style:font-name="Book Antiqua" style:font-name-complex="Calibri Light"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Segoe UI" style:font-name-complex="Segoe UI" fo:color="#232629" fo:font-size="11.5pt" style:font-size-asian="11.5pt" style:font-size-complex="11.5pt" fo:background-color="#FFFFFF"/>
    </style:style>
    <style:style style:name="T9" style:parent-style-name="HTMLCode" style:family="text">
      <style:text-properties style:font-name="var(--ff-mono)" style:font-name-asian="Calibri" fo:color="#232629"/>
    </style:style>
    <style:style style:name="T10" style:parent-style-name="DefaultParagraphFont" style:family="text">
      <style:text-properties style:font-name="Segoe UI" style:font-name-complex="Segoe UI" fo:color="#232629" fo:font-size="11.5pt" style:font-size-asian="11.5pt" style:font-size-complex="11.5pt" fo:background-color="#FFFFFF"/>
    </style:style>
    <style:style style:name="T11" style:parent-style-name="DefaultParagraphFont" style:family="text">
      <style:text-properties style:font-name="Segoe UI" style:font-name-complex="Segoe UI" fo:color="#232629" fo:font-size="11.5pt" style:font-size-asian="11.5pt" style:font-size-complex="11.5pt" fo:background-color="#FFFFFF"/>
    </style:style>
    <style:style style:name="P12" style:parent-style-name="Normal" style:family="paragraph">
      <style:text-properties style:font-name="Algerian" fo:font-weight="bold" style:font-weight-asian="bold" style:font-weight-complex="bold" fo:font-size="28pt" style:font-size-asian="28pt" style:font-size-complex="28pt"/>
    </style:style>
  </office:automatic-styles>
  <office:body>
    <office:text text:use-soft-page-breaks="true">
      <text:p text:style-name="P1">JAVASCRIPT</text:p>
      <text:p text:style-name="P2">DOM:</text:p>
      <text:p text:style-name="P3">Math.trunc():-</text:p>
      <text:p text:style-name="Normal"><text:span text:style-name="T4">In JavaScript, trunc() is a function that is used </text:span><text:span text:style-name="T5">to return the integer portion of a number</text:span><text:span text:style-name="T6">. It truncates the number and removes all fractional digits. Because the trunc() function is a static function of the Math object, it must be invoked through the placeholder object called Math.</text:span></text:p>
      <text:p text:style-name="P7">${}:-</text:p>
      <text:p text:style-name="Normal"><text:span text:style-name="T8">Functionally, it looks like it allows you to nest a variable inside a string without doing concatenation using the </text:span><text:span text:style-name="T9">+</text:span><text:span text:style-name="T10"> operator. I'm looking for documentation on this feature</text:span><text:span text:style-name="T11">.</text:span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lgerian" svg:font-family="Algerian" style:font-family-generic="decorative" style:font-pitch="variable" svg:panose-1="4 2 7 5 4 10 2 6 7 2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var(--ff-mono)" svg:font-family="var(--ff-mono)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lik Muneer Hussain</meta:initial-creator>
    <dc:creator>Malik Muneer Hussain</dc:creator>
    <meta:creation-date>2022-11-09T18:43:00Z</meta:creation-date>
    <dc:date>2022-11-09T19:04:00Z</dc:date>
    <meta:template xlink:href="Normal" xlink:type="simple"/>
    <meta:editing-cycles>3</meta:editing-cycles>
    <meta:editing-duration>PT1260S</meta:editing-duration>
    <meta:document-statistic meta:page-count="1" meta:paragraph-count="1" meta:word-count="74" meta:character-count="496" meta:row-count="3" meta:non-whitespace-character-count="423"/>
  </office:meta>
</office:document-meta>
</file>